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ef2b" officeooo:paragraph-rsid="0004ef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ás Zolnai</meta:initial-creator>
    <meta:creation-date>2020-01-14T16:11:26.353640498</meta:creation-date>
    <meta:generator>LibreOffice/6.2.7.1$Linux_X86_64 LibreOffice_project/20$Build-1</meta:generator>
    <dc:date>2020-01-26T03:24:06.990188610</dc:date>
    <meta:editing-duration>PT59S</meta:editing-duration>
    <meta:editing-cycles>5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